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brima" svg:font-family="Ebrima" style:font-family-generic="system" style:font-pitch="variable" svg:panose-1="2 0 0 0 0 0 0 0 0 0"/>
    <style:font-face style:name="Source Sans Pro" svg:font-family="Source Sans Pro"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background-color="#FFDAA2"/>
    </style:style>
    <style:style style:name="T3" style:parent-style-name="DefaultParagraphFont" style:family="text">
      <style:text-properties style:font-name="Ebrima" fo:font-size="11pt" style:font-size-asian="11pt" style:font-size-complex="11pt" fo:background-color="#FFDAA2"/>
    </style:style>
    <style:style style:name="P4" style:parent-style-name="Standard" style:family="paragraph">
      <style:text-properties style:font-name="Ebrima" fo:font-size="11pt" style:font-size-asian="11pt" style:font-size-complex="11pt" fo:background-color="#FFDAA2"/>
    </style:style>
    <style:style style:name="P5" style:parent-style-name="Standard" style:family="paragraph">
      <style:text-properties style:font-name="Ebrima" fo:font-size="11pt" style:font-size-asian="11pt" style:font-size-complex="11pt" fo:background-color="#FFDAA2"/>
    </style:style>
    <style:style style:name="P6" style:parent-style-name="Standard" style:family="paragraph">
      <style:text-properties style:font-name="Ebrima" fo:font-size="11pt" style:font-size-asian="11pt" style:font-size-complex="11pt"/>
    </style:style>
    <style:style style:name="P7" style:parent-style-name="Standard" style:family="paragraph">
      <style:paragraph-properties fo:text-align="center"/>
      <style:text-properties style:font-name="Ebrima" style:font-name-asian="WenQuanYi Micro Hei" style:font-name-complex="Lohit Devanagari" fo:font-weight="bold" style:font-weight-asian="bold" style:font-weight-complex="bold" style:font-size-complex="11pt"/>
    </style:style>
    <style:style style:name="P8" style:parent-style-name="Standard" style:family="paragraph">
      <style:paragraph-properties fo:text-align="center"/>
      <style:text-properties style:font-name="Ebrima" fo:font-size="11pt" style:font-size-asian="11pt" style:font-size-complex="11pt"/>
    </style:style>
    <style:style style:name="P9" style:parent-style-name="Standard" style:family="paragraph">
      <style:paragraph-properties fo:text-align="center"/>
      <style:text-properties style:font-name="Ebrima" fo:font-size="11pt" style:font-size-asian="11pt" style:font-size-complex="11pt"/>
    </style:style>
    <style:style style:name="P10" style:parent-style-name="Standard" style:family="paragraph">
      <style:paragraph-properties fo:text-align="center"/>
      <style:text-properties style:font-name="Ebrima" fo:font-size="11pt" style:font-size-asian="11pt" style:font-size-complex="11pt"/>
    </style:style>
    <style:style style:name="T11" style:parent-style-name="DefaultParagraphFont" style:family="text">
      <style:text-properties style:font-name="Ebrima" fo:font-size="11pt" style:font-size-asian="11pt" style:font-size-complex="11pt"/>
    </style:style>
    <style:style style:name="T12" style:parent-style-name="DefaultParagraphFont" style:family="text">
      <style:text-properties style:font-name="Ebrima" fo:font-size="11pt" style:font-size-asian="11pt" style:font-size-complex="11pt" fo:background-color="#FFDAA2"/>
    </style:style>
    <style:style style:name="P13" style:parent-style-name="Heading3" style:family="paragraph">
      <style:text-properties style:font-name="Ebrima" fo:font-size="11pt" style:font-size-asian="11pt" style:font-size-complex="11pt"/>
    </style:style>
    <style:style style:name="P14" style:parent-style-name="Textbody" style:family="paragraph">
      <style:text-properties style:font-name="Ebrima" fo:font-size="11pt" style:font-size-asian="11pt" style:font-size-complex="11pt" fo:background-color="#FFDAA2"/>
    </style:style>
    <style:style style:name="P15" style:parent-style-name="Textbody" style:family="paragraph">
      <style:text-properties style:font-name="Ebrima" fo:font-size="11pt" style:font-size-asian="11pt" style:font-size-complex="11pt" fo:background-color="#FFDAA2"/>
    </style:style>
    <style:style style:name="T16" style:parent-style-name="DefaultParagraphFont" style:family="text">
      <style:text-properties style:font-name="Ebrima" style:font-name-asian="WenQuanYi Micro Hei" style:font-name-complex="Lohit Devanagari" fo:font-weight="bold" style:font-weight-asian="bold" style:font-weight-complex="bold" fo:font-size="11pt" style:font-size-asian="11pt" style:font-size-complex="11pt"/>
    </style:style>
    <style:style style:name="P17" style:parent-style-name="Textbody" style:family="paragraph">
      <style:text-properties style:font-name="Ebrima" fo:font-size="11pt" style:font-size-asian="11pt" style:font-size-complex="11pt" fo:background-color="#FFDAA2"/>
    </style:style>
    <style:style style:name="P18" style:parent-style-name="Textbody" style:family="paragraph">
      <style:text-properties style:font-name="Ebrima" fo:font-size="11pt" style:font-size-asian="11pt" style:font-size-complex="11pt" fo:background-color="#FFDAA2"/>
    </style:style>
    <style:style style:name="P19" style:parent-style-name="Textbody" style:family="paragraph">
      <style:text-properties style:font-name="Ebrima" fo:font-size="11pt" style:font-size-asian="11pt" style:font-size-complex="11pt" fo:background-color="#FFDAA2"/>
    </style:style>
    <style:style style:name="P20" style:parent-style-name="Heading2" style:family="paragraph">
      <style:paragraph-properties fo:break-before="page"/>
    </style:style>
    <style:style style:name="T21" style:parent-style-name="DefaultParagraphFont" style:family="text">
      <style:text-properties style:font-name="Ebrima" fo:font-size="11pt" style:font-size-asian="11pt" style:font-size-complex="11pt"/>
    </style:style>
    <style:style style:name="T22" style:parent-style-name="DefaultParagraphFont" style:family="text">
      <style:text-properties style:font-name="Ebrima" fo:font-size="11pt" style:font-size-asian="11pt" style:font-size-complex="11pt" fo:background-color="#FFDAA2"/>
    </style:style>
    <style:style style:name="P23" style:parent-style-name="Standard" style:family="paragraph">
      <style:text-properties style:font-name="Ebrima" fo:font-size="11pt" style:font-size-asian="11pt" style:font-size-complex="11pt"/>
    </style:style>
    <style:style style:name="P24" style:parent-style-name="Standard" style:family="paragraph">
      <style:text-properties style:font-name="Ebrima" fo:font-size="11pt" style:font-size-asian="11pt" style:font-size-complex="11pt"/>
    </style:style>
    <style:style style:name="P25" style:parent-style-name="Textbody" style:family="paragraph">
      <style:text-properties style:font-name="Ebrima" fo:font-size="11pt" style:font-size-asian="11pt" style:font-size-complex="11pt" fo:background-color="#FFDAA2"/>
    </style:style>
    <style:style style:name="P26" style:parent-style-name="Textbody" style:family="paragraph">
      <style:paragraph-properties fo:margin-bottom="0in"/>
      <style:text-properties style:font-name="Ebrima" fo:font-size="11pt" style:font-size-asian="11pt" style:font-size-complex="11pt" fo:background-color="#FFDAA2"/>
    </style:style>
    <style:style style:name="P27" style:parent-style-name="Textbody" style:family="paragraph">
      <style:paragraph-properties fo:margin-bottom="0in"/>
      <style:text-properties style:font-name="Ebrima" fo:font-size="11pt" style:font-size-asian="11pt" style:font-size-complex="11pt" fo:background-color="#FFDAA2"/>
    </style:style>
    <style:style style:name="P28" style:parent-style-name="Textbody" style:family="paragraph">
      <style:paragraph-properties fo:margin-bottom="0in"/>
      <style:text-properties style:font-name="Ebrima" fo:font-size="11pt" style:font-size-asian="11pt" style:font-size-complex="11pt" fo:background-color="#FFDAA2"/>
    </style:style>
    <style:style style:name="P29" style:parent-style-name="Textbody" style:family="paragraph">
      <style:paragraph-properties fo:margin-bottom="0in"/>
      <style:text-properties style:font-name="Ebrima" fo:font-size="11pt" style:font-size-asian="11pt" style:font-size-complex="11pt" fo:background-color="#FFDAA2"/>
    </style:style>
    <style:style style:name="P30" style:parent-style-name="Textbody" style:family="paragraph">
      <style:paragraph-properties fo:margin-bottom="0in"/>
      <style:text-properties style:font-name="Ebrima" fo:font-size="11pt" style:font-size-asian="11pt" style:font-size-complex="11pt" fo:background-color="#FFDAA2"/>
    </style:style>
    <style:style style:name="P31" style:parent-style-name="Textbody" style:family="paragraph">
      <style:paragraph-properties fo:margin-bottom="0in"/>
      <style:text-properties style:font-name="Ebrima" fo:font-size="11pt" style:font-size-asian="11pt" style:font-size-complex="11pt" fo:background-color="#FFDAA2"/>
    </style:style>
    <style:style style:name="P32" style:parent-style-name="Standard" style:family="paragraph">
      <style:text-properties style:font-name="Ebrima" fo:font-size="11pt" style:font-size-asian="11pt" style:font-size-complex="11pt"/>
    </style:style>
    <style:style style:name="T33" style:parent-style-name="DefaultParagraphFont" style:family="text">
      <style:text-properties style:font-name="Ebrima" fo:font-size="11pt" style:font-size-asian="11pt" style:font-size-complex="11pt"/>
    </style:style>
    <style:style style:name="T34" style:parent-style-name="DefaultParagraphFont" style:family="text">
      <style:text-properties style:font-name="Ebrima" fo:font-size="11pt" style:font-size-asian="11pt" style:font-size-complex="11pt" fo:background-color="#FFDAA2"/>
    </style:style>
    <style:style style:name="P35" style:parent-style-name="Quotations" style:family="paragraph">
      <style:paragraph-properties fo:margin-left="0in" fo:margin-right="0in">
        <style:tab-stops/>
      </style:paragraph-properties>
    </style:style>
    <style:style style:name="T36" style:parent-style-name="DefaultParagraphFont" style:family="text">
      <style:text-properties style:font-name="Ebrima" fo:font-size="11pt" style:font-size-asian="11pt" style:font-size-complex="11pt"/>
    </style:style>
    <style:style style:name="T37" style:parent-style-name="DefaultParagraphFont" style:family="text">
      <style:text-properties style:font-name="Ebrima" fo:font-size="11pt" style:font-size-asian="11pt" style:font-size-complex="11pt"/>
    </style:style>
    <style:style style:name="T38" style:parent-style-name="DefaultParagraphFont" style:family="text">
      <style:text-properties style:font-name="Ebrima" fo:font-size="11pt" style:font-size-asian="11pt" style:font-size-complex="11pt" fo:background-color="#FFDAA2"/>
    </style:style>
    <style:style style:name="T39" style:parent-style-name="DefaultParagraphFont" style:family="text">
      <style:text-properties style:font-name="Ebrima" fo:font-size="11pt" style:font-size-asian="11pt" style:font-size-complex="11pt" fo:background-color="#FFDAA2"/>
    </style:style>
    <style:style style:name="T40" style:parent-style-name="DefaultParagraphFont" style:family="text">
      <style:text-properties style:font-name="Ebrima" fo:font-size="11pt" style:font-size-asian="11pt" style:font-size-complex="11pt" fo:background-color="#FFDAA2"/>
    </style:style>
    <style:style style:name="T41" style:parent-style-name="DefaultParagraphFont" style:family="text">
      <style:text-properties style:font-name="Ebrima" fo:font-size="11pt" style:font-size-asian="11pt" style:font-size-complex="11pt" fo:background-color="#FFDAA2"/>
    </style:style>
    <style:style style:name="P42" style:parent-style-name="Textbody" style:family="paragraph">
      <style:paragraph-properties fo:margin-bottom="0in"/>
      <style:text-properties fo:background-color="#FFDAA2"/>
    </style:style>
    <style:style style:name="P43" style:parent-style-name="Textbody" style:family="paragraph">
      <style:paragraph-properties fo:margin-bottom="0in"/>
      <style:text-properties fo:background-color="#FFDAA2"/>
    </style:style>
    <style:style style:name="P44" style:parent-style-name="Textbody" style:family="paragraph">
      <style:paragraph-properties fo:margin-bottom="0in"/>
      <style:text-properties fo:background-color="#FFDAA2"/>
    </style:style>
    <style:style style:name="P45" style:parent-style-name="Textbody" style:family="paragraph">
      <style:paragraph-properties fo:margin-bottom="0in"/>
    </style:style>
    <style:style style:name="T46" style:parent-style-name="DefaultParagraphFont" style:family="text">
      <style:text-properties fo:font-weight="bold" style:font-weight-asian="bold" style:font-weight-complex="bold" fo:background-color="#FFDAA2"/>
    </style:style>
    <style:style style:name="T47" style:parent-style-name="DefaultParagraphFont" style:family="text">
      <style:text-properties fo:background-color="#FFDAA2"/>
    </style:style>
    <style:style style:name="T48" style:parent-style-name="DefaultParagraphFont" style:family="text">
      <style:text-properties fo:background-color="#FFDAA2"/>
    </style:style>
    <style:style style:name="T49" style:parent-style-name="DefaultParagraphFont" style:family="text">
      <style:text-properties fo:background-color="#FFDAA2"/>
    </style:style>
    <style:style style:name="P50" style:parent-style-name="Textbody" style:family="paragraph">
      <style:paragraph-properties fo:margin-bottom="0in"/>
    </style:style>
    <style:style style:name="T51" style:parent-style-name="DefaultParagraphFont" style:family="text">
      <style:text-properties fo:font-weight="bold" style:font-weight-asian="bold" style:font-weight-complex="bold" fo:background-color="#FFDAA2"/>
    </style:style>
    <style:style style:name="T52" style:parent-style-name="DefaultParagraphFont" style:family="text">
      <style:text-properties fo:background-color="#FFDAA2"/>
    </style:style>
    <style:style style:name="T53" style:parent-style-name="DefaultParagraphFont" style:family="text">
      <style:text-properties fo:background-color="#FFDAA2"/>
    </style:style>
    <style:style style:name="P54" style:parent-style-name="Textbody" style:family="paragraph"/>
    <style:style style:name="T55" style:parent-style-name="DefaultParagraphFont" style:family="text">
      <style:text-properties fo:font-weight="bold" style:font-weight-asian="bold" style:font-weight-complex="bold" fo:background-color="#FFDAA2"/>
    </style:style>
    <style:style style:name="T56" style:parent-style-name="DefaultParagraphFont" style:family="text">
      <style:text-properties fo:background-color="#FFDAA2"/>
    </style:style>
    <style:style style:name="T57" style:parent-style-name="DefaultParagraphFont" style:family="text">
      <style:text-properties fo:background-color="#FFDAA2"/>
    </style:style>
    <style:style style:name="T58" style:parent-style-name="DefaultParagraphFont" style:family="text">
      <style:text-properties style:font-name="Ebrima" fo:font-size="11pt" style:font-size-asian="11pt" style:font-size-complex="11pt"/>
    </style:style>
    <style:style style:name="T59" style:parent-style-name="DefaultParagraphFont" style:family="text">
      <style:text-properties style:font-name="Ebrima" fo:font-size="11pt" style:font-size-asian="11pt" style:font-size-complex="11pt" fo:background-color="#FFDAA2"/>
    </style:style>
    <style:style style:name="P60"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office:automatic-styles>
  <office:body>
    <office:text text:use-soft-page-breaks="true">
      <text:p text:style-name="P1"><text:span text:style-name="T2"><text:tab/></text:span><text:span text:style-name="T3">Al final de la edición de este documento sugerimos borrar todos los textos resaltados en color, incluyendo este mismo.</text:span></text:p>
      <text:p text:style-name="P4"/>
      <text:p text:style-name="P5"/>
      <text:p text:style-name="P6"/>
      <text:p text:style-name="P7">Política de limpieza de escritorio</text:p>
      <text:p text:style-name="P8">Nombre de la organización<text:s/>aquí</text:p>
      <text:p text:style-name="P9"/>
      <text:p text:style-name="P10"/>
      <text:h text:style-name="Heading2" text:outline-level="2"><text:span text:style-name="T11">Alcance de la política<text:s/></text:span><text:span text:style-name="T12">(sección 1)</text:span></text:h>
      <text:h text:style-name="P13" text:outline-level="3">Personal afectado por esta política</text:h>
      <text:list text:style-name="LFO1" text:continue-numbering="true">
        <text:list-item>
          <text:p text:style-name="P14">Algunas opciones</text:p>
          <text:list text:continue-numbering="true">
            <text:list-item>
              <text:p text:style-name="P15">¿Todos los integrantes de la organización?</text:p>
            </text:list-item>
          </text:list>
        </text:list-item>
      </text:list>
      <text:p text:style-name="Textbody"><text:span text:style-name="T16">Espacios de trabajo afectados por esta política.</text:span></text:p>
      <text:list text:style-name="LFO1" text:continue-numbering="true">
        <text:list-item>
          <text:p text:style-name="P17">Algunas opciones</text:p>
        </text:list-item>
        <text:list-item>
          <text:p text:style-name="P18">Considerar el caso de espacios de trabajo que son propiedad de la organización y también espacios de trabajo por fuera de la organización.</text:p>
        </text:list-item>
        <text:list-item>
          <text:p text:style-name="P19">Si incluye computadoras y/o teléfonos y otros equipos móviles.</text:p>
        </text:list-item>
      </text:list>
      <text:soft-page-break/>
      <text:h text:style-name="P20" text:outline-level="2"><text:span text:style-name="T21">Medidas en espacios con equipos de trabajo<text:s/></text:span><text:span text:style-name="T22">(sección 2)</text:span></text:h>
      <text:p text:style-name="P23">¿Qué medidas se deben tomar en los espacios de trabajo en la organización?</text:p>
      <text:p text:style-name="P24"/>
      <text:h text:style-name="Heading4" text:outline-level="4">Pasos a seguir al final de la jornada laboral</text:h>
      <text:p text:style-name="P25">Todos los integrantes de la organización al finalizar la jornada de trabajo tienen la obligación de no dejar ningún tipo de elemento físico conteniendo<text:s/>información de sensibilidad media o alta según la política de protección<text:s/>de información de la organización, todos estos elementos serán guardados de forma segura o destruidos al finalizar la jornada de trabajo antes de cerrar el espacio de<text:s/>trabajo. Los elementos con información sensible que son susceptibles de ser destruidos al finalizar la jornada laboral son, entre otros:</text:p>
      <text:list text:style-name="LFO2" text:continue-numbering="true">
        <text:list-item>
          <text:p text:style-name="P26">Memorias USB</text:p>
        </text:list-item>
        <text:list-item>
          <text:p text:style-name="P27">Tarjetas de memoria</text:p>
        </text:list-item>
        <text:list-item>
          <text:p text:style-name="P28">Discos externos</text:p>
        </text:list-item>
        <text:list-item>
          <text:p text:style-name="P29">CDs</text:p>
        </text:list-item>
      </text:list>
      <text:p text:style-name="P30"/>
      <text:p text:style-name="P31">Tampoco se permite al final de la jornada laboral dejar equipos<text:s/>encendidos en el espacio de trabajo, todas las computadoras u otros equipos que manipulen información de sensibilidad media o alta deben estar apagados al finalizar la jornada laboral salvo que por razones técnicas y en el marco de procesos estandarizados<text:s/>de la organización deban existir equipos que permanezcan encendidos fuera del horario laboral.</text:p>
      <text:h text:style-name="Heading4" text:outline-level="4"/>
      <text:h text:style-name="Heading4" text:outline-level="4">Manejo de equipos desatendidos durante la jornada de trabajo</text:h>
      <text:p text:style-name="Normal">Todos los equipos de trabajo deben estar bloqueados en todos los momentos en que no están siendo atendidos, por lo que se requiere la configuración de protectores de pantalla con autenticación como lo dispone la política de uso aceptable de equipos y contraseñas de la organización.</text:p>
      <text:p text:style-name="Normal"/>
      <text:h text:style-name="Heading4" text:outline-level="4">Uso de mecanismo de resguardo físico para los dispositivos en los espacios de trabajo</text:h>
      <text:p text:style-name="Normal">Las estaciones de trabajo en el espacio de la organización deben contar con una cadena de seguridad para computadoras, la cual debe estar cerrada impidiendo la remoción del equipo de la estación de trabajo. En el caso de servidores, estos deberán estar bajo llave en racks fijados al suelo y techo del espacio o en cuartos de servidores con control de acceso.</text:p>
      <text:p text:style-name="P32"/>
      <text:h text:style-name="Heading2" text:outline-level="2"><text:span text:style-name="T33">Manejo de información en físico en los espacios de trabajo<text:s/></text:span><text:span text:style-name="T34">(sección 3)</text:span></text:h>
      <text:p text:style-name="P35"><text:span text:style-name="T36">¿Cómo se debe manejar la información en físico en los espacios d</text:span><text:span text:style-name="T37">e trabajo</text:span><text:span text:style-name="T38">?</text:span></text:p>
      <text:h text:style-name="Heading4" text:outline-level="4">Pasos particulares a seguir al final de la jornada laboral</text:h>
      <text:p text:style-name="Textbody"><text:span text:style-name="T39">Todos los integrantes de la organización al finalizar la jornada de trabajo tienen la obligación de no dejar ningún tipo de elemento físico con información de sensibilidad media o alta s</text:span><text:span text:style-name="T40">egún la política de protección<text:s/></text:span><text:span text:style-name="T41">de información de la organización, todos estos elementos serán destruidos de forma segura al finalizar la jornada de trabajo antes de cerrar el espacio de trabajo.</text:span></text:p>
      <text:soft-page-break/>
      <text:h text:style-name="Heading4" text:outline-level="4">Manejo de archivadores u otros mecanismos de<text:s/>resguardo de información en físico.</text:h>
      <text:p text:style-name="P42">Todos los elementos físicos con información sensible que deban ser preservados por la organización deben estar almacenados en los archivadores dispuestos en los espacios de trabajo bajo llave. Estas llaves sólo deben estar en posesión de los integrantes del equipo de trabajo que trabajen en esa estación. Queda prohibido compartir la llave de los archivadores,<text:s/>y cualquier incidente de seguridad relacionado con el compromiso de la llave de un archivador o caja fuerte será de responsabilidad del custodio de la misma.</text:p>
      <text:p text:style-name="P43"/>
      <text:h text:style-name="Heading4" text:outline-level="4">Manejo de información transitoria</text:h>
      <text:p text:style-name="P44">Las siguientes consideraciones deben ser seguidas en cuanto al manejo de información en espacios de alta rotación en los espacios de trabajo.</text:p>
      <text:list text:style-name="LFO3" text:continue-numbering="true">
        <text:list-item>
          <text:p text:style-name="P45"><text:span text:style-name="T46">Manejo de papeles en impresoras:<text:s/></text:span><text:span text:style-name="T47">al<text:s/></text:span><text:span text:style-name="T48">final de la jornada laboral el papel impreso y no reclamado de las impresoras debe ser destruido. Siempre que sea posible se deben mantener las impresoras libres de información sensible</text:span><text:span text:style-name="T49">.</text:span></text:p>
        </text:list-item>
        <text:list-item>
          <text:p text:style-name="P50"><text:span text:style-name="T51">Manejo de información en pizarras y carteleras:</text:span><text:span text:style-name="T52"><text:s/>Al final de la jornada</text:span><text:span text:style-name="T53"><text:s/>laboral las pizarras deben ser borradas y las carteleras deben ser revisadas en búsqueda de información sensible, la cual debe ser removida.</text:span></text:p>
        </text:list-item>
        <text:list-item>
          <text:p text:style-name="P54"><text:span text:style-name="T55">Manejo de dispositivos de almacenamiento digital portátil:</text:span><text:span text:style-name="T56"><text:s/>Al final de la jornada los dispositivos de almacenamien</text:span><text:span text:style-name="T57">to digital portátil que estén desatendidos deben ser almacenados de forma segura en una caja fuerte o archivador en donde el responsable de su reubicación tenga acceso.</text:span></text:p>
        </text:list-item>
      </text:list>
      <text:h text:style-name="Heading2" text:outline-level="2"><text:span text:style-name="T58">Disposición de información en físico<text:s/></text:span><text:span text:style-name="T59">(sección 4)</text:span></text:h>
      <text:p text:style-name="P60">¿Cómo se debe disponer de la información en físico una vez que pueda<text:s/>ser descartada?</text:p>
      <text:h text:style-name="Heading4" text:outline-level="4">Para información en físico</text:h>
      <text:p text:style-name="Normal">La información en físico con nivel de sensibilidad medio o alto debe ser triturada en los equipos disponibles en la organización y en la medida de<text:s/>lo posible debe ser dispuesta por<text:s/>partes<text:s/>en las afueras de la organización los días en los que se realiza la recolección de basura.</text:p>
      <text:p text:style-name="Normal"/>
      <text:h text:style-name="Heading4" text:outline-level="4">Para la información en digital</text:h>
      <text:p text:style-name="Normal">La información contenida en dispositivos de almacenamiento digital al momento de su disposición utilizando técnicas de borrado más<text:s/>especializadas que las disponibles por definición en los sistemas operativos de escritorio. Se requiere el uso de software de borrado seguro que no solo elimine los<text:s/>archivos,<text:s/>sino que también desordene los bytes en el espacio utilizado previamente por la información borrada para los casos en los que aplique. En aquellos casos en los que esto no sea posible se requiere que esta información esté cifrada previamente para que al momento en que se elimine no deje<text:s/>rastros en la disposición en físico<text:s/>del espacio residu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brima" svg:font-family="Ebrima" style:font-family-generic="system" style:font-pitch="variable" svg:panose-1="2 0 0 0 0 0 0 0 0 0"/>
    <style:font-face style:name="Source Sans Pro" svg:font-family="Source Sans Pro"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Liberation Serif" style:font-name-complex="Liberation Serif"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style:font-name-asian="Liberation Serif" style:font-name-complex="Liberation Serif" fo:font-weight="bold" style:font-weight-asian="bold" style:font-weight-complex="bold" fo:font-size="7pt" style:font-size-asian="7pt" style:font-size-complex="7pt" fo:hyphenate="false"/>
    </style:style>
    <style:style style:name="Normal" style:display-name="Normal" style:family="paragraph">
      <style:text-properties style:font-name="Ebrima" style:font-name-asian="Source Sans Pro" style:font-name-complex="Source Sans Pro"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style:font-name="Source Sans Pro" style:font-name-asian="Source Sans Pro" style:font-name-complex="Source Sans Pro"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hiavi</meta:initial-creator>
    <dc:creator>Carlos Guerra</dc:creator>
    <meta:creation-date>2018-04-21T17:02:00Z</meta:creation-date>
    <dc:date>2018-05-27T18:28:00Z</dc:date>
    <meta:template xlink:href="Normal" xlink:type="simple"/>
    <meta:editing-cycles>74</meta:editing-cycles>
    <meta:editing-duration>PT14460S</meta:editing-duration>
    <meta:document-statistic meta:page-count="3" meta:paragraph-count="11" meta:word-count="860" meta:character-count="5753" meta:row-count="40" meta:non-whitespace-character-count="4904"/>
  </office:meta>
</office:document-meta>
</file>